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Times New Roman1" svg:font-family="'Times New Roman'" style:font-family-generic="roman"/>
    <style:font-face style:name="Lucida Sans Unicode3" svg:font-family="'Lucida Sans Unicode'" style:font-family-generic="swiss"/>
    <style:font-face style:name="Lucida Sans Unicode1" svg:font-family="'Lucida Sans Unicode'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1" svg:font-family="'Droid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 Unicode" svg:font-family="'Lucida Sans Unicode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ucida Sans Unicode2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solid" svg:stroke-width="0.026cm" svg:stroke-color="#000000" draw:stroke-linejoin="round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.026cm" draw:stroke-linejoin="miter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.026cm" draw:stroke-linejoin="miter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no-wrap"/>
    </style:style>
    <style:style style:name="gr9" style:family="graphic" style:parent-style-name="standard">
      <style:graphic-properties draw:stroke="solid" svg:stroke-width="0.026cm" svg:stroke-color="#4a7ebb" draw:marker-start="msArrowOpenEnd_20_5" draw:marker-start-width="0.315cm" draw:marker-start-center="false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marker-start="msArrowOpenEnd_20_5" draw:marker-start-width="0.315cm" draw:marker-start-center="false" draw:marker-end="msArrowOpenEnd_20_5" draw:marker-end-width="0.315cm" draw:marker-end-center="false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.026cm" draw:stroke-linejoin="round" draw:fill="none" draw:textarea-vertical-align="bottom" draw:auto-grow-height="false" draw:fit-to-size="false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round" draw:fill="solid" draw:fill-color="#00b8ff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26cm" svg:stroke-color="#4a7ebb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00b050" draw:marker-start="msArrowOpenEnd_20_5" draw:marker-start-width="0.315cm" draw:marker-start-center="false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7030a0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b050" draw:marker-end="msArrowOpenEnd_20_5" draw:marker-end-width="0.315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71cm" svg:stroke-color="#000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2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no-wrap"/>
    </style:style>
    <style:style style:name="pr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2" style:family="presentation" style:parent-style-name="Blank-notes">
      <style:graphic-properties draw:stroke="none" svg:stroke-width="0cm" draw:fill="none" draw:fill-color="#ffffff" draw:textarea-vertical-align="middle" draw:auto-grow-height="false" draw:fit-to-size="false" fo:min-height="11.43cm" fo:padding-top="0.127cm" fo:padding-bottom="0.127cm" fo:padding-left="0.254cm" fo:padding-right="0.254cm" fo:wrap-option="no-wrap"/>
    </style:style>
    <style:style style:name="P1" style:family="paragraph">
      <style:paragraph-properties fo:margin-left="0cm" fo:margin-right="0cm" fo:margin-top="0cm" fo:margin-bottom="0cm" style:line-height-at-least="1.116cm" fo:text-align="start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7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6699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6pt" fo:letter-spacing="normal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font-style="normal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1" fo:font-size="6pt" fo:letter-spacing="normal" fo:font-style="normal" style:text-underline-style="none" fo:font-weight="bold" style:font-size-asian="6pt" style:font-style-asian="normal" style:font-weight-asian="bold" style:font-size-complex="6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font-style="normal" style:text-underline-style="none" fo:font-weight="normal" style:font-name-asian="Lucida Sans Unicode1" style:font-size-asian="12pt" style:font-style-asian="normal" style:font-weight-asian="normal" style:font-name-complex="Lucida Sans Unicode3" style:font-size-complex="1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5" style:family="text">
      <style:text-properties fo:font-variant="normal" fo:text-transform="none" fo:color="#376092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variant="normal" fo:text-transform="none" fo:color="#00b050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variant="normal" fo:text-transform="none" fo:color="#7030a0" style:text-line-through-style="none" style:text-line-through-type="none" style:text-position="0% 100%" style:font-name="Calibr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draw:custom-shape draw:name="Text Box 1" draw:style-name="gr1" draw:text-style-name="P2" draw:layer="layout" svg:width="23.917cm" svg:height="1.185cm" svg:x="0.847cm" svg:y="1.27cm">
          <text:p text:style-name="P1"><text:span text:style-name="T1">RTB4FREE Architecture – High Level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2" draw:text-style-name="P2" draw:layer="layout" svg:width="2.327cm" svg:height="1.057cm" svg:x="1.693cm" svg:y="4.445cm">
          <text:p text:style-name="P3"><text:span text:style-name="T2">RTB </text:span></text:p>
          <text:p text:style-name="P3"><text:span text:style-name="T2">Version 1</text:span></text:p>
          <text:p text:style-name="P4"><text:span text:style-name="T3"><text:s/></text:span></text:p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2" draw:text-style-name="P2" draw:layer="layout" svg:width="2.539cm" svg:height="1.057cm" svg:x="1.693cm" svg:y="5.715cm">
          <text:p text:style-name="P3"><text:span text:style-name="T2">RTB </text:span></text:p>
          <text:p text:style-name="P3"><text:span text:style-name="T2">Version 2</text:span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0" draw:style-name="gr3" draw:text-style-name="P5" draw:layer="layout" svg:width="0.846cm" svg:height="0.007cm" svg:x="4.233cm" svg:y="6.2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4" draw:style-name="gr3" draw:text-style-name="P5" draw:layer="layout" svg:width="1.057cm" svg:height="0.007cm" svg:x="4.022cm" svg:y="4.9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4" draw:text-style-name="P2" draw:layer="layout" svg:width="4.444cm" svg:height="2.471cm" svg:x="11.218cm" svg:y="14.605cm">
          <text:p text:style-name="P4"><text:span text:style-name="T4">Web Application</text:span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2" draw:layer="layout" svg:width="2.358cm" svg:height="1.098cm" svg:x="6.562cm" svg:y="6.138cm">
          <text:p text:style-name="P3"><text:span text:style-name="T5">RT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209cm" svg:height="1.098cm" draw:transform="rotate (-1.5707963267949) translate (3.44cm 8.685cm)">
          <text:p text:style-name="P3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7" draw:text-style-name="P2" draw:layer="layout" svg:width="2.962cm" svg:height="8.254cm" svg:x="6.138cm" svg:y="4.233cm"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2" draw:text-style-name="P2" draw:layer="layout" svg:width="2.539cm" svg:height="1.057cm" svg:x="1.693cm" svg:y="7.197cm">
          <text:p text:style-name="P3"><text:span text:style-name="T2">Google Admeld</text:span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2" draw:text-style-name="P2" draw:layer="layout" svg:width="2.539cm" svg:height="0.846cm" svg:x="1.693cm" svg:y="10.16cm">
          <text:p text:style-name="P3"><text:span text:style-name="T2">Exchange</text:span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0" draw:style-name="gr3" draw:text-style-name="P5" draw:layer="layout" svg:width="0.878cm" svg:height="0.007cm" svg:x="4.233cm" svg:y="7.71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50" draw:style-name="gr3" draw:text-style-name="P5" draw:layer="layout" svg:width="0.846cm" svg:height="0.001cm" svg:x="4.233cm" svg:y="10.5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5" draw:text-style-name="P2" draw:layer="layout" svg:width="2.358cm" svg:height="1.772cm" svg:x="15.24cm" svg:y="5.927cm">
          <text:p text:style-name="P3"><text:span text:style-name="T7">Fast</text:span></text:p>
          <text:p text:style-name="P3"><text:span text:style-name="T7">Data</text:span></text:p>
          <text:p text:style-name="P3"><text:span text:style-name="T7">St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7" draw:text-style-name="P2" draw:layer="layout" svg:width="2.962cm" svg:height="3.809cm" svg:x="15.028cm" svg:y="5.503cm"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9" draw:style-name="gr8" draw:text-style-name="P2" draw:layer="layout" svg:width="3.174cm" svg:height="9.312cm" svg:x="20.108cm" svg:y="3.387cm">
          <text:p text:style-name="P3"><text:span text:style-name="T8">Persistence</text:span></text:p>
          <text:p text:style-name="P3"><text:span text:style-name="T8">Store</text:span></text:p>
          <text:p text:style-name="P4"><text:span text:style-name="T9"/></text:p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Rectangle 69" draw:style-name="gr2" draw:text-style-name="P2" draw:layer="layout" svg:width="2.539cm" svg:height="1.269cm" svg:x="11.853cm" svg:y="15.452cm">
          <text:p text:style-name="P3"><text:span text:style-name="T2">Control </text:span></text:p>
          <text:p text:style-name="P3"><text:span text:style-name="T2">Pages</text:span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4" draw:style-name="gr9" draw:text-style-name="P5" draw:layer="layout" svg:width="2.328cm" svg:height="2.116cm" draw:transform="rotate (1.5707963267949) translate (9.102cm 13.97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Straight Arrow Connector 50" draw:style-name="gr10" draw:text-style-name="P5" draw:layer="layout" svg:width="5.926cm" svg:height="0.001cm" svg:x="9.102cm" svg:y="6.9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0" draw:style-name="gr3" draw:text-style-name="P5" draw:layer="layout" svg:width="5.926cm" svg:height="0.001cm" svg:x="9.102cm" svg:y="5.9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0" draw:style-name="gr3" draw:text-style-name="P5" draw:layer="layout" svg:width="11.006cm" svg:height="0.001cm" svg:x="9.102cm" svg:y="4.65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6" draw:text-style-name="P2" draw:layer="layout" svg:width="3.026cm" svg:height="0.716cm" svg:x="9.925cm" svg:y="4.022cm">
          <text:p text:style-name="P3"><text:span text:style-name="T10">Bid Reques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447cm" svg:height="0.716cm" svg:x="10.927cm" svg:y="5.292cm">
          <text:p text:style-name="P3"><text:span text:style-name="T10">Bid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43cm" svg:height="0.716cm" svg:x="10.935cm" svg:y="6.35cm">
          <text:p text:style-name="P3"><text:span text:style-name="T10">Wi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2.103cm" svg:height="0.716cm" svg:x="10.665cm" svg:y="11.007cm">
          <text:p text:style-name="P3"><text:span text:style-name="T10">Contr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64" draw:style-name="gr11" draw:text-style-name="P5" draw:layer="layout" svg:x1="5.112cm" svg:y1="4.982cm" svg:x2="5.08cm" svg:y2="10.583cm">
          <text:p/>
        </draw:line>
        <draw:custom-shape draw:name="Straight Arrow Connector 50" draw:style-name="gr10" draw:text-style-name="P5" draw:layer="layout" svg:width="1.057cm" svg:height="0.001cm" svg:x="5.08cm" svg:y="8.4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1" draw:style-name="gr12" draw:text-style-name="P5" draw:layer="layout" svg:width="2.116cm" svg:height="0.001cm" svg:x="17.992cm" svg:y="5.9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3" draw:style-name="gr12" draw:text-style-name="P5" draw:layer="layout" svg:width="2.116cm" svg:height="0.001cm" svg:x="17.992cm" svg:y="6.98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0" draw:style-name="gr3" draw:text-style-name="P5" draw:layer="layout" svg:width="11.006cm" svg:height="0.001cm" svg:x="9.102cm" svg:y="10.5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5" draw:text-style-name="P2" draw:layer="layout" svg:width="4.469cm" svg:height="0.716cm" svg:x="10.77cm" svg:y="9.948cm">
          <text:p text:style-name="P3"><text:span text:style-name="T10">Click Throug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9" draw:style-name="gr2" draw:text-style-name="P2" draw:layer="layout" svg:width="4.444cm" svg:height="0.634cm" svg:x="11.218cm" svg:y="13.758cm">
          <text:p text:style-name="P3"><text:span text:style-name="T2">API</text:span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" draw:style-name="gr9" draw:text-style-name="P5" draw:layer="layout" svg:width="6.032cm" svg:height="3.154cm" svg:x="15.663cm" svg:y="12.7cm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frame draw:name="Rectangle 9" presentation:style-name="pr1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11"><text:page-number>&lt;number&gt;</text:page-number></text:span></text:p>
            </draw:text-box>
          </draw:frame>
          <draw:custom-shape draw:name="Text Box 1" draw:style-name="gr13" draw:text-style-name="P2" draw:layer="layout" svg:width="8.245cm" svg:height="1.26cm" svg:x="10.795cm" svg:y="24.13cm">
            <text:p text:style-name="P8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14" draw:text-style-name="P2" draw:layer="layout" svg:width="12.699cm" svg:height="9.524cm" svg:x="3.175cm" svg:y="1.905cm">
            <text:p text:style-name="P4"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2" draw:text-style-name="P2" draw:layer="layout" svg:width="13.96cm" svg:height="11.42cm" svg:x="2.54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custom-shape draw:name="Text Box 1" draw:style-name="gr1" draw:text-style-name="P2" draw:layer="layout" svg:width="23.917cm" svg:height="1.185cm" svg:x="0.847cm" svg:y="1.27cm">
          <text:p text:style-name="P1"><text:span text:style-name="T1">RTB4FREE Systems Architectur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4" draw:style-name="gr3" draw:text-style-name="P5" draw:layer="layout" svg:width="1.398cm" svg:height="0.008cm" svg:x="1.352cm" svg:y="9.87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46" draw:style-name="gr4" draw:text-style-name="P2" draw:layer="layout" svg:width="7.831cm" svg:height="6.467cm" svg:x="7.197cm" svg:y="2.963cm">
          <text:p text:style-name="P4"><text:span text:style-name="T4">EC2 Instance</text:span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text:p text:style-name="P4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15" draw:text-style-name="P2" draw:layer="layout" svg:width="2.434cm" svg:height="1.52cm" svg:x="2.501cm" svg:y="9.102cm">
          <text:p text:style-name="P3"><text:span text:style-name="T13">Elastic</text:span></text:p>
          <text:p text:style-name="P3"><text:span text:style-name="T13">Load </text:span></text:p>
          <text:p text:style-name="P3"><text:span text:style-name="T13">Balanc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4" draw:text-style-name="P2" draw:layer="layout" svg:width="5.502cm" svg:height="0.695cm" svg:x="7.408cm" svg:y="10.795cm">
          <text:p text:style-name="P4"><text:span text:style-name="T4">EC2 In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209cm" svg:height="1.098cm" draw:transform="rotate (-1.5707963267949) translate (8.308cm 11.437cm)">
          <text:p text:style-name="P3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69" draw:style-name="gr16" draw:text-style-name="P5" draw:layer="layout" svg:x1="4.685cm" svg:y1="9.871cm" svg:x2="7.62cm" svg:y2="6.08cm">
          <text:p/>
        </draw:line>
        <draw:line draw:name="Straight Connector 71" draw:style-name="gr16" draw:text-style-name="P5" draw:layer="layout" svg:x1="4.685cm" svg:y1="9.871cm" svg:x2="7.408cm" svg:y2="11.158cm">
          <text:p/>
        </draw:line>
        <draw:custom-shape draw:name="Rectangle 46" draw:style-name="gr6" draw:text-style-name="P2" draw:layer="layout" svg:width="1.041cm" svg:height="0.716cm" svg:x="1.206cm" svg:y="9.102cm">
          <text:p text:style-name="P3"><text:span text:style-name="T14">8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4" draw:text-style-name="P2" draw:layer="layout" svg:width="5.502cm" svg:height="0.695cm" svg:x="7.408cm" svg:y="12.7cm">
          <text:p text:style-name="P4"><text:span text:style-name="T4">EC2 Ins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7" draw:text-style-name="P2" draw:layer="layout" svg:width="2.116cm" svg:height="12.487cm" svg:x="16.51cm" svg:y="2.963cm">
          <text:p text:style-name="P4"><text:span text:style-name="T6"/></text:p>
          <text:p text:style-name="P4"><text:span text:style-name="T9"/></text:p>
          <text:p text:style-name="P4"><text:span text:style-name="T3"/></text:p>
          <text:p text:style-name="P3"><text:span text:style-name="T7">RED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9" draw:style-name="gr8" draw:text-style-name="P2" draw:layer="layout" svg:width="3.174cm" svg:height="12.911cm" svg:x="20.108cm" svg:y="2.54cm">
          <text:p text:style-name="P3"><text:span text:style-name="T8">Persistence</text:span></text:p>
          <text:p text:style-name="P3"><text:span text:style-name="T8">Store</text:span></text:p>
          <text:p text:style-name="P4"><text:span text:style-name="T9"/></text:p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Rectangle 51" draw:style-name="gr4" draw:text-style-name="P2" draw:layer="layout" svg:width="1.481cm" svg:height="1.581cm" svg:x="7.62cm" svg:y="5.503cm">
          <text:p text:style-name="P3"><text:span text:style-name="T4">HA</text:span></text:p>
          <text:p text:style-name="P3"><text:span text:style-name="T4">Prox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4" draw:text-style-name="P2" draw:layer="layout" svg:width="1.481cm" svg:height="0.695cm" svg:x="11.642cm" svg:y="4.233cm">
          <text:p text:style-name="P3"><text:span text:style-name="T4">B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4" draw:text-style-name="P2" draw:layer="layout" svg:width="1.481cm" svg:height="0.695cm" svg:x="11.642cm" svg:y="5.503cm">
          <text:p text:style-name="P3"><text:span text:style-name="T4">B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4" draw:text-style-name="P2" draw:layer="layout" svg:width="1.481cm" svg:height="0.695cm" svg:x="11.642cm" svg:y="7.197cm">
          <text:p text:style-name="P3"><text:span text:style-name="T4">B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209cm" svg:height="1.098cm" draw:transform="rotate (-1.5707963267949) translate (12.965cm 6.145cm)">
          <text:p text:style-name="P3"><text:span text:style-name="T5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99" draw:style-name="gr17" draw:text-style-name="P5" draw:layer="layout" svg:width="2.539cm" svg:height="1.493cm" svg:x="9.102cm" svg:y="4.5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01" draw:style-name="gr17" draw:text-style-name="P5" draw:layer="layout" svg:width="2.539cm" svg:height="0.223cm" svg:x="9.102cm" svg:y="5.8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03" draw:style-name="gr17" draw:text-style-name="P5" draw:layer="layout" svg:width="2.539cm" svg:height="1.468cm" svg:x="9.102cm" svg:y="6.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6" draw:text-style-name="P2" draw:layer="layout" svg:width="2.078cm" svg:height="0.716cm" svg:x="9.194cm" svg:y="4.445cm">
          <text:p text:style-name="P3"><text:span text:style-name="T15">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9" draw:style-name="gr17" draw:text-style-name="P5" draw:layer="layout" svg:width="3.386cm" svg:height="0.07cm" svg:x="13.123cm" svg:y="4.5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13" draw:style-name="gr9" draw:text-style-name="P5" draw:layer="layout" svg:width="3.386cm" svg:height="0.001cm" svg:x="13.123cm" svg:y="5.92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114" draw:style-name="gr17" draw:text-style-name="P5" draw:layer="layout" svg:width="6.968cm" svg:height="0.064cm" svg:x="13.123cm" svg:y="7.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6" draw:text-style-name="P2" draw:layer="layout" svg:width="1.121cm" svg:height="0.716cm" svg:x="13.92cm" svg:y="4.022cm">
          <text:p text:style-name="P3"><text:span text:style-name="T15">B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17" draw:style-name="gr17" draw:text-style-name="P5" draw:layer="layout" svg:width="1.428cm" svg:height="0.046cm" svg:x="18.627cm" svg:y="4.86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0" draw:style-name="gr17" draw:text-style-name="P5" draw:layer="layout" svg:width="1.593cm" svg:height="0.043cm" svg:x="18.627cm" svg:y="5.9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2" draw:style-name="gr9" draw:text-style-name="P5" draw:layer="layout" svg:width="3.597cm" svg:height="0.001cm" svg:x="12.912cm" svg:y="11.2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24" draw:style-name="gr9" draw:text-style-name="P5" draw:layer="layout" svg:width="3.597cm" svg:height="0.001cm" svg:x="12.912cm" svg:y="12.9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6" draw:text-style-name="P2" draw:layer="layout" svg:width="1.773cm" svg:height="0.674cm" svg:x="4.837cm" svg:y="7.197cm">
          <text:p text:style-name="P3"><text:span text:style-name="T2">Port X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Straight Connector 128" draw:style-name="gr16" draw:text-style-name="P5" draw:layer="layout" svg:x1="4.685cm" svg:y1="9.871cm" svg:x2="7.408cm" svg:y2="13.063cm">
          <text:p/>
        </draw:line>
        <draw:custom-shape draw:name="Rectangle 46" draw:style-name="gr6" draw:text-style-name="P2" draw:layer="layout" svg:width="1.773cm" svg:height="0.674cm" svg:x="5.218cm" svg:y="9.737cm">
          <text:p text:style-name="P3"><text:span text:style-name="T2">Port X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773cm" svg:height="0.674cm" svg:x="5.006cm" svg:y="11.853cm">
          <text:p text:style-name="P3"><text:span text:style-name="T2">Port X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227cm" svg:height="0.716cm" svg:x="10.083cm" svg:y="5.292cm">
          <text:p text:style-name="P3"><text:span text:style-name="T15">W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43cm" svg:height="0.716cm" svg:x="9.346cm" svg:y="6.773cm">
          <text:p text:style-name="P3"><text:span text:style-name="T15">C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9" presentation:style-name="pr1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11"><text:page-number>&lt;number&gt;</text:page-number></text:span></text:p>
            </draw:text-box>
          </draw:frame>
          <draw:custom-shape draw:name="Text Box 1" draw:style-name="gr13" draw:text-style-name="P2" draw:layer="layout" svg:width="8.245cm" svg:height="1.26cm" svg:x="10.795cm" svg:y="24.13cm">
            <text:p text:style-name="P8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14" draw:text-style-name="P2" draw:layer="layout" svg:width="12.699cm" svg:height="9.524cm" svg:x="3.175cm" svg:y="1.905cm">
            <text:p text:style-name="P4"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2" draw:text-style-name="P2" draw:layer="layout" svg:width="13.96cm" svg:height="11.42cm" svg:x="2.54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custom-shape draw:name="Text Box 1" draw:style-name="gr1" draw:text-style-name="P2" draw:layer="layout" svg:width="23.917cm" svg:height="1.185cm" svg:x="0.847cm" svg:y="1.27cm">
          <text:p text:style-name="P1"><text:span text:style-name="T1">RTB4FREE Architecture – Detai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2" draw:layer="layout" svg:width="2.116cm" svg:height="1.265cm" svg:x="2.882cm" svg:y="6.827cm">
          <text:p text:style-name="P3"><text:span text:style-name="T7">HA</text:span></text:p>
          <text:p text:style-name="P3"><text:span text:style-name="T7">Prox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7" draw:text-style-name="P2" draw:layer="layout" svg:width="2.088cm" svg:height="3.318cm" svg:x="2.882cm" svg:y="6.076cm"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4"><text:span text:style-name="T3"/></text:p>
          <text:p text:style-name="P4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0" draw:style-name="gr10" draw:text-style-name="P5" draw:layer="layout" svg:width="1.372cm" svg:height="0.027cm" svg:x="1.51cm" svg:y="7.72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51" draw:style-name="gr4" draw:text-style-name="P2" draw:layer="layout" svg:width="1.904cm" svg:height="1.581cm" svg:x="6.35cm" svg:y="7.197cm">
          <text:p text:style-name="P3"><text:span text:style-name="T4">HTTP Handl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4" draw:text-style-name="P2" draw:layer="layout" svg:width="2.116cm" svg:height="1.581cm" svg:x="10.16cm" svg:y="4.445cm">
          <text:p text:style-name="P3"><text:span text:style-name="T4">Bid</text:span></text:p>
          <text:p text:style-name="P3"><text:span text:style-name="T4">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32" draw:style-name="gr9" draw:text-style-name="P5" draw:layer="layout" svg:width="1.904cm" svg:height="2.751cm" svg:x="8.255cm" svg:y="5.01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46" draw:style-name="gr6" draw:text-style-name="P2" draw:layer="layout" svg:width="1.041cm" svg:height="0.716cm" svg:x="0.916cm" svg:y="7.107cm">
          <text:p text:style-name="P3"><text:span text:style-name="T14">8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4" draw:text-style-name="P2" draw:layer="layout" svg:width="2.116cm" svg:height="1.139cm" svg:x="15.452cm" svg:y="4.445cm">
          <text:p text:style-name="P3"><text:span text:style-name="T4">Bid or </text:span><text:span text:style-name="T4"><text:line-break/></text:span><text:span text:style-name="T4">No B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7" draw:text-style-name="P2" draw:layer="layout" svg:width="1.692cm" svg:height="7.407cm" svg:x="18.627cm" svg:y="3.175cm">
          <text:p text:style-name="P4"><text:span text:style-name="T6"/></text:p>
          <text:p text:style-name="P4"><text:span text:style-name="T9"/></text:p>
          <text:p text:style-name="P4"><text:span text:style-name="T3"/></text:p>
          <text:p text:style-name="P3"><text:span text:style-name="T7">RED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9" draw:style-name="gr8" draw:text-style-name="P2" draw:layer="layout" svg:width="3.174cm" svg:height="12.911cm" svg:x="21.59cm" svg:y="2.752cm">
          <text:p text:style-name="P3"><text:span text:style-name="T8">Persistence</text:span></text:p>
          <text:p text:style-name="P3"><text:span text:style-name="T8">Store</text:span></text:p>
          <text:p text:style-name="P4"><text:span text:style-name="T9"/></text:p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Straight Arrow Connector 44" draw:style-name="gr17" draw:text-style-name="P5" draw:layer="layout" svg:width="1.318cm" svg:height="0.032cm" svg:x="20.32cm" svg:y="5.04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51" draw:style-name="gr4" draw:text-style-name="P2" draw:layer="layout" svg:width="2.116cm" svg:height="1.581cm" svg:x="12.912cm" svg:y="4.445cm">
          <text:p text:style-name="P3"><text:span text:style-name="T4">Campaign</text:span></text:p>
          <text:p text:style-name="P3"><text:span text:style-name="T4">Sel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4" draw:text-style-name="P2" draw:layer="layout" svg:width="2.116cm" svg:height="1.581cm" svg:x="10.16cm" svg:y="7.197cm">
          <text:p text:style-name="P3"><text:span text:style-name="T4">Bid</text:span></text:p>
          <text:p text:style-name="P3"><text:span text:style-name="T4">Retrie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4" draw:text-style-name="P2" draw:layer="layout" svg:width="2.539cm" svg:height="1.137cm" svg:x="13.758cm" svg:y="7.408cm">
          <text:p text:style-name="P3"><text:span text:style-name="T4">Impr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57" draw:style-name="gr18" draw:text-style-name="P5" draw:layer="layout" svg:width="1.904cm" svg:height="0.001cm" svg:x="8.255cm" svg:y="7.7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59" draw:style-name="gr19" draw:text-style-name="P5" draw:layer="layout" svg:width="3.174cm" svg:height="4.855cm" svg:x="8.255cm" svg:y="7.7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51" draw:style-name="gr4" draw:text-style-name="P2" draw:layer="layout" svg:width="2.116cm" svg:height="0.695cm" svg:x="11.43cm" svg:y="12.277cm">
          <text:p text:style-name="P3"><text:span text:style-name="T4">Rec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121cm" svg:height="0.716cm" svg:x="8.417cm" svg:y="5.927cm">
          <text:p text:style-name="P3"><text:span text:style-name="T15">B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227cm" svg:height="0.716cm" svg:x="8.773cm" svg:y="7.197cm">
          <text:p text:style-name="P3"><text:span text:style-name="T16">W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43cm" svg:height="0.716cm" svg:x="8.584cm" svg:y="9.948cm">
          <text:p text:style-name="P3"><text:span text:style-name="T17">C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6" draw:style-name="gr19" draw:text-style-name="P5" draw:layer="layout" svg:width="8.042cm" svg:height="0.07cm" svg:x="13.547cm" svg:y="12.6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0" draw:style-name="gr18" draw:text-style-name="P5" draw:layer="layout" svg:width="1.481cm" svg:height="0.012cm" svg:x="12.277cm" svg:y="7.76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76" draw:style-name="gr18" draw:text-style-name="P5" draw:layer="layout" svg:width="2.327cm" svg:height="0.001cm" svg:x="16.298cm" svg:y="7.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6" draw:text-style-name="P2" draw:layer="layout" svg:width="2.692cm" svg:height="0.716cm" svg:x="16.134cm" svg:y="6.985cm">
          <text:p text:style-name="P3"><text:span text:style-name="T16">Record W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" draw:style-name="gr20" draw:text-style-name="P5" draw:layer="layout" svg:width="7.407cm" svg:height="1.173cm" draw:transform="rotate (-3.14159265358979) translate (18.627cm 9.525cm)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Rectangle 46" draw:style-name="gr6" draw:text-style-name="P2" draw:layer="layout" svg:width="2.87cm" svg:height="0.716cm" svg:x="12.87cm" svg:y="8.89cm">
          <text:p text:style-name="P3"><text:span text:style-name="T16">Bid Retrie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83" draw:style-name="gr17" draw:text-style-name="P5" draw:layer="layout" svg:width="0.634cm" svg:height="0.001cm" svg:x="12.277cm" svg:y="5.0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5" draw:style-name="gr17" draw:text-style-name="P5" draw:layer="layout" svg:width="0.422cm" svg:height="0.001cm" svg:x="15.028cm" svg:y="5.02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87" draw:style-name="gr17" draw:text-style-name="P5" draw:layer="layout" svg:width="1.101cm" svg:height="0.04cm" svg:x="17.568cm" svg:y="4.98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89" draw:style-name="gr20" draw:text-style-name="P5" draw:layer="layout" svg:width="1.269cm" svg:height="0.001cm" svg:x="20.32cm" svg:y="7.6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91" draw:style-name="gr12" draw:text-style-name="P5" draw:layer="layout" svg:width="1.378cm" svg:height="0.037cm" svg:x="4.971cm" svg:y="7.73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6" draw:style-name="gr5" draw:text-style-name="P2" draw:layer="layout" svg:width="1.472cm" svg:height="1.095cm" svg:x="4.852cm" svg:y="7.149cm">
          <text:p text:style-name="P3"><text:span text:style-name="T2">Port 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2" draw:layer="layout" svg:width="2.751cm" svg:height="1.518cm" svg:x="6.773cm" svg:y="4.868cm">
          <text:p text:style-name="P3"><text:span text:style-name="T13">Concurrent Connec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5" draw:text-style-name="P2" draw:layer="layout" svg:width="6.349cm" svg:height="0.674cm" svg:x="11.007cm" svg:y="3.387cm">
          <text:p text:style-name="P3"><text:span text:style-name="T13">Separate Threa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9" presentation:style-name="pr1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11"><text:page-number>&lt;number&gt;</text:page-number></text:span></text:p>
            </draw:text-box>
          </draw:frame>
          <draw:custom-shape draw:name="Text Box 1" draw:style-name="gr13" draw:text-style-name="P2" draw:layer="layout" svg:width="8.245cm" svg:height="1.26cm" svg:x="10.795cm" svg:y="24.13cm">
            <text:p text:style-name="P8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14" draw:text-style-name="P2" draw:layer="layout" svg:width="12.699cm" svg:height="9.524cm" svg:x="3.175cm" svg:y="1.905cm">
            <text:p text:style-name="P4"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2" draw:text-style-name="P2" draw:layer="layout" svg:width="13.96cm" svg:height="11.42cm" svg:x="2.54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custom-shape draw:name="Text Box 1" draw:style-name="gr1" draw:text-style-name="P2" draw:layer="layout" svg:width="23.917cm" svg:height="1.185cm" svg:x="0.847cm" svg:y="1.27cm">
          <text:p text:style-name="P1"><text:span text:style-name="T1">RTB4FREE <text:s/>Bid/Win Proce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6" draw:style-name="gr6" draw:text-style-name="P2" draw:layer="layout" svg:width="1.041cm" svg:height="0.716cm" svg:x="2.899cm" svg:y="4.445cm">
          <text:p text:style-name="P3"><text:span text:style-name="T14">8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7" draw:style-name="gr7" draw:text-style-name="P2" draw:layer="layout" svg:width="2.201cm" svg:height="10.085cm" svg:x="13.547cm" svg:y="4.233cm">
          <text:p text:style-name="P4"><text:span text:style-name="T6"/></text:p>
          <text:p text:style-name="P4"><text:span text:style-name="T9"/></text:p>
          <text:p text:style-name="P4"><text:span text:style-name="T3"/></text:p>
          <text:p text:style-name="P3"><text:span text:style-name="T7">RED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utoShape 29" draw:style-name="gr8" draw:text-style-name="P2" draw:layer="layout" svg:width="3.174cm" svg:height="12.911cm" svg:x="17.467cm" svg:y="3.444cm">
          <text:p text:style-name="P3"><text:span text:style-name="T8">Persistence</text:span></text:p>
          <text:p text:style-name="P3"><text:span text:style-name="T8">Store</text:span></text:p>
          <text:p text:style-name="P3"><text:span text:style-name="T8"/></text:p>
          <text:p text:style-name="P3"><text:span text:style-name="T8">(MongoDB)</text:span></text:p>
          <text:p text:style-name="P4"><text:span text:style-name="T9"/></text:p>
          <draw:enhanced-geometry draw:mirror-horizontal="false" draw:mirror-vertical="false" svg:viewBox="0 0 0 0" draw:text-areas="0 ?f4 ?f9 ?f5" draw:type="ooxml-can" draw:modifiers="25000" draw:enhanced-path="M 0 ?f3 L ?f9 ?f5 Z S N M 0 ?f3 Z  S N M ?f10 ?f3 L ?f10 ?f3 L ?f21 ?f22 F N" drawooo:enhanced-path="M 0 ?f3 G ?f10 ?f3 ?f11 ?f12 L ?f9 ?f5 G ?f10 ?f3 ?f13 ?f14 Z S N M 0 ?f3 G ?f10 ?f3 ?f15 ?f16 ?f10 ?f3 ?f17 ?f18 Z J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line draw:name="Straight Connector 37" draw:style-name="gr21" draw:text-style-name="P5" draw:layer="layout" svg:x1="5.08cm" svg:y1="4.021cm" svg:x2="5.08cm" svg:y2="15.47cm">
          <text:p/>
        </draw:line>
        <draw:line draw:name="Straight Connector 38" draw:style-name="gr21" draw:text-style-name="P5" draw:layer="layout" svg:x1="9.948cm" svg:y1="4.021cm" svg:x2="10.16cm" svg:y2="15.451cm">
          <text:p/>
        </draw:line>
        <draw:custom-shape draw:name="Straight Arrow Connector 40" draw:style-name="gr12" draw:text-style-name="P5" draw:layer="layout" svg:width="4.867cm" svg:height="0.001cm" svg:x="5.08cm" svg:y="4.4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8" draw:style-name="gr12" draw:text-style-name="P5" draw:layer="layout" svg:width="7.407cm" svg:height="0.001cm" svg:x="2.534cm" svg:y="6.98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54" draw:style-name="gr12" draw:text-style-name="P5" draw:layer="layout" svg:width="7.556cm" svg:height="0.018cm" svg:x="2.54cm" svg:y="9.525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56" draw:style-name="gr12" draw:text-style-name="P5" draw:layer="layout" svg:width="3.386cm" svg:height="0.001cm" svg:x="10.16cm" svg:y="10.5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64" draw:style-name="gr12" draw:text-style-name="P5" draw:layer="layout" svg:width="2.553cm" svg:height="0.001cm" svg:x="2.54cm" svg:y="10.5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1" draw:style-name="gr12" draw:text-style-name="P5" draw:layer="layout" svg:width="5.079cm" svg:height="0.001cm" svg:x="5.08cm" svg:y="12.0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73" draw:style-name="gr12" draw:text-style-name="P5" draw:layer="layout" svg:width="3.386cm" svg:height="0.001cm" svg:x="10.16cm" svg:y="13.9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75" draw:style-name="gr12" draw:text-style-name="P5" draw:layer="layout" svg:width="7.619cm" svg:height="0.001cm" svg:x="2.534cm" svg:y="14.60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79" draw:style-name="gr12" draw:text-style-name="P5" draw:layer="layout" svg:width="7.355cm" svg:height="0.018cm" svg:x="10.16cm" svg:y="15.00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31" draw:style-name="gr12" draw:text-style-name="P5" draw:layer="layout" svg:width="2.751cm" svg:height="0.001cm" svg:x="2.328cm" svg:y="4.2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36" draw:style-name="gr22" draw:text-style-name="P2" draw:layer="layout" svg:width="2.214cm" svg:height="0.758cm" svg:x="2.391cm" svg:y="3.387cm">
          <text:p text:style-name="P4"><text:span text:style-name="T18">Requ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7" draw:style-name="gr22" draw:text-style-name="P2" draw:layer="layout" svg:width="4.386cm" svg:height="0.843cm" svg:x="5.33cm" svg:y="3.598cm">
          <text:p text:style-name="P4"><text:span text:style-name="T18">Select </text:span><text:span text:style-name="T19">campa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8" draw:style-name="gr22" draw:text-style-name="P2" draw:layer="layout" svg:width="1.862cm" svg:height="0.758cm" svg:x="6.459cm" svg:y="6.138cm">
          <text:p text:style-name="P4"><text:span text:style-name="T18">No b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39" draw:style-name="gr22" draw:text-style-name="P2" draw:layer="layout" svg:width="1.176cm" svg:height="0.758cm" svg:x="6.717cm" svg:y="8.467cm">
          <text:p text:style-name="P4"><text:span text:style-name="T18">Bi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0" draw:style-name="gr22" draw:text-style-name="P2" draw:layer="layout" svg:width="2.675cm" svg:height="0.758cm" svg:x="2.39cm" svg:y="9.737cm">
          <text:p text:style-name="P4"><text:span text:style-name="T18">Win Notif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2" draw:style-name="gr22" draw:text-style-name="P2" draw:layer="layout" svg:width="2.099cm" svg:height="0.758cm" svg:x="6.431cm" svg:y="11.218cm">
          <text:p text:style-name="P4"><text:span text:style-name="T18">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3" draw:style-name="gr22" draw:text-style-name="P2" draw:layer="layout" svg:width="1.612cm" svg:height="0.758cm" svg:x="11.126cm" svg:y="9.737cm">
          <text:p text:style-name="P4"><text:span text:style-name="T18">Sto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4" draw:style-name="gr22" draw:text-style-name="P2" draw:layer="layout" svg:width="2.264cm" svg:height="0.758cm" svg:x="10.849cm" svg:y="13.123cm">
          <text:p text:style-name="P4"><text:span text:style-name="T18">Retrie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6" draw:style-name="gr22" draw:text-style-name="P2" draw:layer="layout" svg:width="4.157cm" svg:height="0.758cm" svg:x="5.595cm" svg:y="13.758cm">
          <text:p text:style-name="P4"><text:span text:style-name="T18">Respond creati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7" draw:style-name="gr22" draw:text-style-name="P2" draw:layer="layout" svg:width="1.955cm" svg:height="0.758cm" svg:x="11.101cm" svg:y="14.182cm">
          <text:p text:style-name="P4"><text:span text:style-name="T18">Rec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48" draw:style-name="gr22" draw:text-style-name="P2" draw:layer="layout" svg:width="3.598cm" svg:height="1.013cm" svg:x="-0.319cm" svg:y="7.62cm">
          <text:p text:style-name="P4"><text:span text:style-name="T20">Exch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9" presentation:style-name="pr1" draw:text-style-name="P7" draw:layer="layout" svg:width="8.254cm" svg:height="1.269cm" svg:x="10.791cm" svg:y="24.126cm" presentation:class="page-number" presentation:user-transformed="true">
            <draw:text-box>
              <text:p text:style-name="P6"><text:span text:style-name="T11"><text:page-number>&lt;number&gt;</text:page-number></text:span></text:p>
            </draw:text-box>
          </draw:frame>
          <draw:custom-shape draw:name="Text Box 1" draw:style-name="gr13" draw:text-style-name="P2" draw:layer="layout" svg:width="8.245cm" svg:height="1.26cm" svg:x="10.795cm" svg:y="24.13cm">
            <text:p text:style-name="P8"><text:span text:style-name="T1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2" draw:style-name="gr14" draw:text-style-name="P2" draw:layer="layout" svg:width="12.699cm" svg:height="9.524cm" svg:x="3.175cm" svg:y="1.905cm">
            <text:p text:style-name="P4"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3" presentation:style-name="pr2" draw:text-style-name="P2" draw:layer="layout" svg:width="13.96cm" svg:height="11.42cm" svg:x="2.54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Times New Roman1" svg:font-family="'Times New Roman'" style:font-family-generic="roman"/>
    <style:font-face style:name="Lucida Sans Unicode3" svg:font-family="'Lucida Sans Unicode'" style:font-family-generic="swiss"/>
    <style:font-face style:name="Lucida Sans Unicode1" svg:font-family="'Lucida Sans Unicode'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1" svg:font-family="'Droid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ucida Sans Unicode" svg:font-family="'Lucida Sans Unicode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ucida Sans Unicode2" svg:font-family="'Lucida Sans Unicode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4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Date Placeholder 1" presentation:style-name="Mpr1" draw:text-style-name="MP4" draw:layer="backgroundobjects" svg:width="5.926cm" svg:height="1.013cm" svg:x="1.27cm" svg:y="17.657cm" presentation:class="date-time" presentation:user-transformed="true">
        <draw:text-box>
          <text:p text:style-name="MP3"><text:span text:style-name="MT2"><text:date style:data-style-name="D1" text:date-value="2015-02-01">2/1/15</text:date></text:span></text:p>
        </draw:text-box>
      </draw:frame>
      <draw:frame draw:name="Footer Placeholder 2" presentation:style-name="Mpr1" draw:text-style-name="MP4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1" draw:text-style-name="MP4" draw:layer="backgroundobjects" svg:width="5.926cm" svg:height="1.013cm" svg:x="18.203cm" svg:y="17.657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3.968cm" svg:height="10.476cm" svg:x="3.81cm" svg:y="2.123cm" presentation:class="page"/>
        <draw:frame presentation:style-name="Blan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hat is Jacamars (JRTB)?</dc:title>
    <meta:initial-creator>Peter</meta:initial-creator>
    <meta:editing-cycles>39</meta:editing-cycles>
    <meta:creation-date>2012-11-26T01:09:23</meta:creation-date>
    <dc:date>2015-02-01T14:56:56.234860265</dc:date>
    <meta:editing-duration>PT4M18S</meta:editing-duration>
    <meta:generator>LibreOffice/4.2.7.2$Linux_X86_64 LibreOffice_project/420m0$Build-2</meta:generator>
    <meta:document-statistic meta:object-count="167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